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Wipe" smil:subtype="leftToRight" smil:direction="rever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inWheelWipe" smil:subtype="oneBlad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inWheelWipe" smil:subtype="threeBlade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1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inWheelWipe" smil:subtype="eightBlade"/>
    </style:style>
    <style:style style:name="dp1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1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Right" smil:direction="reverse"/>
    </style:style>
    <style:style style:name="dp1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1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" smil:direction="reverse"/>
    </style:style>
    <style:style style:name="dp1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 smil:direction="reverse"/>
    </style:style>
    <style:style style:name="dp1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Right" smil:direction="reverse"/>
    </style:style>
    <style:style style:name="dp1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Left" smil:direction="reverse"/>
    </style:style>
    <style:style style:name="dp1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Left" smil:direction="reverse"/>
    </style:style>
    <style:style style:name="dp1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2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randomBarWipe" smil:subtype="horizontal"/>
    </style:style>
    <style:style style:name="dp2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2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checkerBoardWipe" smil:subtype="across"/>
    </style:style>
    <style:style style:name="dp2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dp2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irisWipe" smil:subtype="diamond"/>
    </style:style>
    <style:style style:name="dp2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irisWipe" smil:subtype="rectangle"/>
    </style:style>
    <style:style style:name="dp2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 smil:direction="reverse"/>
    </style:style>
    <style:style style:name="dp2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fanWipe" smil:subtype="centerTop"/>
    </style:style>
    <style:style style:name="dp2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3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lindsWipe" smil:subtype="horizontal"/>
    </style:style>
    <style:style style:name="dp3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3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Wipe" smil:subtype="fadeOverColor"/>
    </style:style>
    <style:style style:name="dp3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3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Right"/>
    </style:style>
    <style:style style:name="dp3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/>
    </style:style>
    <style:style style:name="dp3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"/>
    </style:style>
    <style:style style:name="dp3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dp3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Right"/>
    </style:style>
    <style:style style:name="dp3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Left"/>
    </style:style>
    <style:style style:name="dp4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slideWipe" smil:subtype="fromBottomLeft"/>
    </style:style>
    <style:style style:name="dp4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dissolve"/>
    </style:style>
    <style:style style:name="dp4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ushWipe" smil:subtype="combHorizontal"/>
    </style:style>
    <style:style style:name="dp4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combVertical"/>
    </style:style>
    <style:style style:name="dp4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dp4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4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ushWipe" smil:subtype="fromRight"/>
    </style:style>
    <style:style style:name="dp4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Left"/>
    </style:style>
    <style:style style:name="dp4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pushWipe" smil:subtype="fromBottom"/>
    </style:style>
    <style:style style:name="dp4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dp5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nDoorWipe" smil:subtype="horizontal"/>
    </style:style>
    <style:style style:name="dp5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vertical" smil:direction="reverse"/>
    </style:style>
    <style:style style:name="dp5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barnDoorWipe" smil:subtype="vertical"/>
    </style:style>
    <style:style style:name="dp5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5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waterfallWipe" smil:subtype="horizontalLeft" smil:direction="reverse"/>
    </style:style>
    <style:style style:name="dp5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Left"/>
    </style:style>
    <style:style style:name="dp5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waterfallWipe" smil:subtype="horizontalRight" smil:direction="reverse"/>
    </style:style>
    <style:style style:name="dp5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dp5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cornersOut"/>
    </style:style>
    <style:style style:name="dp5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ircle"/>
    </style:style>
    <style:style style:name="dp6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fanOutHorizontal"/>
    </style:style>
    <style:style style:name="dp6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In"/>
    </style:style>
    <style:style style:name="dp6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leftToRight"/>
    </style:style>
    <style:style style:name="dp6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64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topLeft"/>
    </style:style>
    <style:style style:name="dp6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Right"/>
    </style:style>
    <style:style style:name="dp66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bottomRight"/>
    </style:style>
    <style:style style:name="dp6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Left"/>
    </style:style>
    <style:style style:name="dp68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topCenter"/>
    </style:style>
    <style:style style:name="dp6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rightCenter"/>
    </style:style>
    <style:style style:name="dp70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bottomCenter"/>
    </style:style>
    <style:style style:name="dp7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vertical"/>
    </style:style>
    <style:style style:name="dp72" style:family="drawing-page">
      <style:drawing-page-properties presentation:background-visible="true" presentation:background-objects-visible="true" draw:fill="solid" draw:fill-color="#aecf00" draw:fill-image-width="0cm" draw:fill-image-height="0cm" presentation:display-footer="true" presentation:display-page-number="false" presentation:display-date-time="true" smil:type="miscShapeWipe" smil:subtype="horizontal"/>
    </style:style>
    <style:style style:name="dp7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zoom" smil:subtype="rotateIn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ipe Up</text:span></text:p>
          </draw:text-box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xml:id="id2" draw:id="id2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ipe Right</text:span></text:p>
          </draw:text-box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32" xml:id="id3" draw:id="id3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ipe Left</text:span></text:p>
          </draw:text-box>
        </draw:frame>
        <anim:par presentation:node-type="timing-root">
          <anim:par smil:begin="id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32" xml:id="id4" draw:id="id4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ipe Down</text:span></text:p>
          </draw:text-box>
        </draw:frame>
        <anim:par presentation:node-type="timing-root">
          <anim:par smil:begin="id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32" xml:id="id5" draw:id="id5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heel Clockwise, 1 Spoke</text:span></text:p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32" xml:id="id6" draw:id="id6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heel Clockwise, 2 Spokes</text:span></text:p>
          </draw:text-box>
        </draw:frame>
        <anim:par presentation:node-type="timing-root">
          <anim:par smil:begin="id6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32" xml:id="id7" draw:id="id7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heel Clockwise, 3 Spokes</text:span></text:p>
          </draw:text-box>
        </draw:frame>
        <anim:par presentation:node-type="timing-root">
          <anim:par smil:begin="id7.begin">
            <anim:transitionFilter smil:dur="2s" smil:type="pinWheelWipe" smil:subtype="thre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1T32" xml:id="id8" draw:id="id8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heel Clockwise, 4 Spokes</text:span></text:p>
          </draw:text-box>
        </draw:frame>
        <anim:par presentation:node-type="timing-root">
          <anim:par smil:begin="id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1T32" xml:id="id9" draw:id="id9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heel Clockwise, 8 spokes</text:span></text:p>
          </draw:text-box>
        </draw:frame>
        <anim:par presentation:node-type="timing-root">
          <anim:par smil:begin="id9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1T32" xml:id="id10" draw:id="id10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Down</text:span></text:p>
          </draw:text-box>
        </draw:frame>
        <anim:par presentation:node-type="timing-root">
          <anim:par smil:begin="id10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 presentation:presentation-page-layout-name="AL1T32" xml:id="id11" draw:id="id11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Left</text:span></text:p>
          </draw:text-box>
        </draw:frame>
        <anim:par presentation:node-type="timing-root">
          <anim:par smil:begin="id11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" presentation:presentation-page-layout-name="AL1T32" xml:id="id12" draw:id="id12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Right</text:span></text:p>
          </draw:text-box>
        </draw:frame>
        <anim:par presentation:node-type="timing-root">
          <anim:par smil:begin="id12.begin">
            <anim:transitionFilter smil:dur="2s" smil:type="slideWipe" smil:subtype="fr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" presentation:presentation-page-layout-name="AL1T32" xml:id="id13" draw:id="id13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Up</text:span></text:p>
          </draw:text-box>
        </draw:frame>
        <anim:par presentation:node-type="timing-root">
          <anim:par smil:begin="id13.begin">
            <anim:transitionFilter smil:dur="2s" smil:type="slideWipe" smil:subtype="from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Default" presentation:presentation-page-layout-name="AL1T32" xml:id="id14" draw:id="id14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Left-Down</text:span></text:p>
          </draw:text-box>
        </draw:frame>
        <anim:par presentation:node-type="timing-root">
          <anim:par smil:begin="id14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Default" presentation:presentation-page-layout-name="AL1T32" xml:id="id15" draw:id="id15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Left-Up</text:span></text:p>
          </draw:text-box>
        </draw:frame>
        <anim:par presentation:node-type="timing-root">
          <anim:par smil:begin="id15.begin">
            <anim:transitionFilter smil:dur="2s" smil:type="slideWipe" smil:subtype="fromBott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7" draw:master-page-name="Default" presentation:presentation-page-layout-name="AL1T32" xml:id="id16" draw:id="id16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Right-Down</text:span></text:p>
          </draw:text-box>
        </draw:frame>
        <anim:par presentation:node-type="timing-root">
          <anim:par smil:begin="id16.begin">
            <anim:transitionFilter smil:dur="2s" smil:type="slideWipe" smil:subtype="fromTop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8" draw:master-page-name="Default" presentation:presentation-page-layout-name="AL1T32" xml:id="id17" draw:id="id17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Uncover Right-Up</text:span></text:p>
          </draw:text-box>
        </draw:frame>
        <anim:par presentation:node-type="timing-root">
          <anim:par smil:begin="id17.begin">
            <anim:transitionFilter smil:dur="2s" smil:type="slideWipe" smil:subtype="fromBott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9" draw:master-page-name="Default" presentation:presentation-page-layout-name="AL1T32" xml:id="id18" draw:id="id18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Random Bars Vertical</text:span></text:p>
          </draw:text-box>
        </draw:frame>
        <anim:par presentation:node-type="timing-root">
          <anim:par smil:begin="id18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20" draw:master-page-name="Default" presentation:presentation-page-layout-name="AL1T32" xml:id="id19" draw:id="id19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Random Bars Horizontal</text:span></text:p>
          </draw:text-box>
        </draw:frame>
        <anim:par presentation:node-type="timing-root">
          <anim:par smil:begin="id19.begin">
            <anim:transitionFilter smil:dur="2s" smil:type="randomBar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21" draw:master-page-name="Default" presentation:presentation-page-layout-name="AL1T32" xml:id="id20" draw:id="id20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heckerboard Down</text:span></text:p>
          </draw:text-box>
        </draw:frame>
        <anim:par presentation:node-type="timing-root">
          <anim:par smil:begin="id20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22" draw:master-page-name="Default" presentation:presentation-page-layout-name="AL1T32" xml:id="id21" draw:id="id21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heckerboard Across</text:span></text:p>
          </draw:text-box>
        </draw:frame>
        <anim:par presentation:node-type="timing-root">
          <anim:par smil:begin="id21.begin">
            <anim:transitionFilter smil:dur="2s" smil:type="checkerBoard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23" draw:master-page-name="Default" presentation:presentation-page-layout-name="AL1T32" xml:id="id22" draw:id="id22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hape Plus</text:span></text:p>
          </draw:text-box>
        </draw:frame>
        <anim:par presentation:node-type="timing-root">
          <anim:par smil:begin="id22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24" draw:master-page-name="Default" presentation:presentation-page-layout-name="AL1T32" xml:id="id23" draw:id="id23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hape Diamond</text:span></text:p>
          </draw:text-box>
        </draw:frame>
        <anim:par presentation:node-type="timing-root">
          <anim:par smil:begin="id23.begin">
            <anim:transitionFilter smil:dur="2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25" draw:master-page-name="Default" presentation:presentation-page-layout-name="AL1T32" xml:id="id24" draw:id="id24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hape Circle</text:span></text:p>
          </draw:text-box>
        </draw:frame>
        <anim:par presentation:node-type="timing-root">
          <anim:par smil:begin="id24.begin">
            <anim:transitionFilter smil:dur="2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26" draw:master-page-name="Default" presentation:presentation-page-layout-name="AL1T32" xml:id="id25" draw:id="id25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Box Out</text:span></text:p>
          </draw:text-box>
        </draw:frame>
        <anim:par presentation:node-type="timing-root">
          <anim:par smil:begin="id25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27" draw:master-page-name="Default" presentation:presentation-page-layout-name="AL1T32" xml:id="id26" draw:id="id26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Box In</text:span></text:p>
          </draw:text-box>
        </draw:frame>
        <anim:par presentation:node-type="timing-root">
          <anim:par smil:begin="id26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28" draw:master-page-name="Default" presentation:presentation-page-layout-name="AL1T32" xml:id="id27" draw:id="id27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Wedge</text:span></text:p>
          </draw:text-box>
        </draw:frame>
        <anim:par presentation:node-type="timing-root">
          <anim:par smil:begin="id27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29" draw:master-page-name="Default" presentation:presentation-page-layout-name="AL1T32" xml:id="id28" draw:id="id28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Venetian Blinds Vertical</text:span></text:p>
          </draw:text-box>
        </draw:frame>
        <anim:par presentation:node-type="timing-root">
          <anim:par smil:begin="id28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0" draw:master-page-name="Default" presentation:presentation-page-layout-name="AL1T32" xml:id="id29" draw:id="id29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Venetian Blinds Horizontal</text:span></text:p>
          </draw:text-box>
        </draw:frame>
        <anim:par presentation:node-type="timing-root">
          <anim:par smil:begin="id29.begin">
            <anim:transitionFilter smil:dur="2s" smil:type="blinds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1" draw:master-page-name="Default" presentation:presentation-page-layout-name="AL1T32" xml:id="id30" draw:id="id30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Fade Through Black</text:span></text:p>
          </draw:text-box>
        </draw:frame>
        <anim:par presentation:node-type="timing-root">
          <anim:par smil:begin="id3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2" draw:master-page-name="Default" presentation:presentation-page-layout-name="AL1T32" xml:id="id31" draw:id="id31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ut Through Black</text:span></text:p>
          </draw:text-box>
        </draw:frame>
        <anim:par presentation:node-type="timing-root">
          <anim:par smil:begin="id31.begin">
            <anim:transitionFilter smil:dur="2s" smil:type="barWip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3" draw:master-page-name="Default" presentation:presentation-page-layout-name="AL1T32" xml:id="id32" draw:id="id32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Down</text:span></text:p>
          </draw:text-box>
        </draw:frame>
        <anim:par presentation:node-type="timing-root">
          <anim:par smil:begin="id32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4" draw:master-page-name="Default" presentation:presentation-page-layout-name="AL1T32" xml:id="id33" draw:id="id33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Left</text:span></text:p>
          </draw:text-box>
        </draw:frame>
        <anim:par presentation:node-type="timing-root">
          <anim:par smil:begin="id33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5" draw:master-page-name="Default" presentation:presentation-page-layout-name="AL1T32" xml:id="id34" draw:id="id34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Right</text:span></text:p>
          </draw:text-box>
        </draw:frame>
        <anim:par presentation:node-type="timing-root">
          <anim:par smil:begin="id34.begin">
            <anim:transitionFilter smil:dur="2s" smil:type="slide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6" draw:master-page-name="Default" presentation:presentation-page-layout-name="AL1T32" xml:id="id35" draw:id="id35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Up</text:span></text:p>
          </draw:text-box>
        </draw:frame>
        <anim:par presentation:node-type="timing-root">
          <anim:par smil:begin="id35.begin">
            <anim:transitionFilter smil:dur="2s" smil:type="slide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7" draw:master-page-name="Default" presentation:presentation-page-layout-name="AL1T32" xml:id="id36" draw:id="id36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Left-Down</text:span></text:p>
          </draw:text-box>
        </draw:frame>
        <anim:par presentation:node-type="timing-root">
          <anim:par smil:begin="id3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8" draw:master-page-name="Default" presentation:presentation-page-layout-name="AL1T32" xml:id="id37" draw:id="id37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Left-Up</text:span></text:p>
          </draw:text-box>
        </draw:frame>
        <anim:par presentation:node-type="timing-root">
          <anim:par smil:begin="id37.begin">
            <anim:transitionFilter smil:dur="2s" smil:type="slideWipe" smil:subtype="from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9" draw:master-page-name="Default" presentation:presentation-page-layout-name="AL1T32" xml:id="id38" draw:id="id38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Right-Down</text:span></text:p>
          </draw:text-box>
        </draw:frame>
        <anim:par presentation:node-type="timing-root">
          <anim:par smil:begin="id38.begin">
            <anim:transitionFilter smil:dur="2s" smil:type="slideWipe" smil:subtype="fromTop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40" draw:master-page-name="Default" presentation:presentation-page-layout-name="AL1T32" xml:id="id39" draw:id="id39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ver Right-Up</text:span></text:p>
          </draw:text-box>
        </draw:frame>
        <anim:par presentation:node-type="timing-root">
          <anim:par smil:begin="id39.begin">
            <anim:transitionFilter smil:dur="2s" smil:type="slideWipe" smil:subtype="fromBott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41" draw:master-page-name="Default" presentation:presentation-page-layout-name="AL1T32" xml:id="id40" draw:id="id40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Dissolve</text:span></text:p>
          </draw:text-box>
        </draw:frame>
        <anim:par presentation:node-type="timing-root">
          <anim:par smil:begin="id40.begin">
            <anim:transitionFilter smil:dur="2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2" draw:master-page-name="Default" presentation:presentation-page-layout-name="AL1T32" xml:id="id41" draw:id="id41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mb Horizontal</text:span></text:p>
          </draw:text-box>
        </draw:frame>
        <anim:par presentation:node-type="timing-root">
          <anim:par smil:begin="id41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3" draw:master-page-name="Default" presentation:presentation-page-layout-name="AL1T32" xml:id="id42" draw:id="id42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Comb Vertical</text:span></text:p>
          </draw:text-box>
        </draw:frame>
        <anim:par presentation:node-type="timing-root">
          <anim:par smil:begin="id42.begin">
            <anim:transitionFilter smil:dur="2s" smil:type="pushWipe" smil:subtype="comb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44" draw:master-page-name="Default" presentation:presentation-page-layout-name="AL1T32" xml:id="id43" draw:id="id43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Fade Smoothly</text:span></text:p>
          </draw:text-box>
        </draw:frame>
        <anim:par presentation:node-type="timing-root">
          <anim:par smil:begin="id4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5" draw:master-page-name="Default" presentation:presentation-page-layout-name="AL1T32" xml:id="id44" draw:id="id44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Push Down</text:span></text:p>
          </draw:text-box>
        </draw:frame>
        <anim:par presentation:node-type="timing-root">
          <anim:par smil:begin="id44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46" draw:master-page-name="Default" presentation:presentation-page-layout-name="AL1T32" xml:id="id45" draw:id="id45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Push Left</text:span></text:p>
          </draw:text-box>
        </draw:frame>
        <anim:par presentation:node-type="timing-root">
          <anim:par smil:begin="id45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7" draw:master-page-name="Default" presentation:presentation-page-layout-name="AL1T32" xml:id="id46" draw:id="id46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Push Right</text:span></text:p>
          </draw:text-box>
        </draw:frame>
        <anim:par presentation:node-type="timing-root">
          <anim:par smil:begin="id46.begin">
            <anim:transitionFilter smil:dur="2s" smil:type="pushWipe" smil:subtype="fr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8" draw:master-page-name="Default" presentation:presentation-page-layout-name="AL1T32" xml:id="id47" draw:id="id47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Push Up</text:span></text:p>
          </draw:text-box>
        </draw:frame>
        <anim:par presentation:node-type="timing-root">
          <anim:par smil:begin="id47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49" draw:master-page-name="Default" presentation:presentation-page-layout-name="AL1T32" xml:id="id48" draw:id="id48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plit Horizontal In</text:span></text:p>
          </draw:text-box>
        </draw:frame>
        <anim:par presentation:node-type="timing-root">
          <anim:par smil:begin="id48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0" draw:master-page-name="Default" presentation:presentation-page-layout-name="AL1T32" xml:id="id49" draw:id="id49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plit Horizontal Out</text:span></text:p>
          </draw:text-box>
        </draw:frame>
        <anim:par presentation:node-type="timing-root">
          <anim:par smil:begin="id49.begin">
            <anim:transitionFilter smil:dur="2s" smil:type="barnDoor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1" draw:master-page-name="Default" presentation:presentation-page-layout-name="AL1T32" xml:id="id50" draw:id="id50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plit Vertical In</text:span></text:p>
          </draw:text-box>
        </draw:frame>
        <anim:par presentation:node-type="timing-root">
          <anim:par smil:begin="id50.begin">
            <anim:transitionFilter smil:dur="2s" smil:type="barnDoorWipe" smil:subtype="vertical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2" draw:master-page-name="Default" presentation:presentation-page-layout-name="AL1T32" xml:id="id51" draw:id="id51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plit Vertical Out</text:span></text:p>
          </draw:text-box>
        </draw:frame>
        <anim:par presentation:node-type="timing-root">
          <anim:par smil:begin="id51.begin">
            <anim:transitionFilter smil:dur="2s" smil:type="barnDoo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3" draw:master-page-name="Default" presentation:presentation-page-layout-name="AL1T32" xml:id="id52" draw:id="id52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Diagonal Squares Left-Down</text:span></text:p>
          </draw:text-box>
        </draw:frame>
        <anim:par presentation:node-type="timing-root">
          <anim:par smil:begin="id52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4" draw:master-page-name="Default" presentation:presentation-page-layout-name="AL1T32" xml:id="id53" draw:id="id53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Diagonal Squares Left-Up</text:span></text:p>
          </draw:text-box>
        </draw:frame>
        <anim:par presentation:node-type="timing-root">
          <anim:par smil:begin="id53.begin">
            <anim:transitionFilter smil:dur="2s" smil:type="waterfallWipe" smil:subtype="horizontal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5" draw:master-page-name="Default" presentation:presentation-page-layout-name="AL1T32" xml:id="id54" draw:id="id54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Diagonal Squares Right-Down</text:span></text:p>
          </draw:text-box>
        </draw:frame>
        <anim:par presentation:node-type="timing-root">
          <anim:par smil:begin="id54.begin">
            <anim:transitionFilter smil:dur="2s" smil:type="waterfallWipe" smil:subtype="horizontal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56" draw:master-page-name="Default" presentation:presentation-page-layout-name="AL1T32" xml:id="id55" draw:id="id55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Diagonal Squares Right-Up</text:span></text:p>
          </draw:text-box>
        </draw:frame>
        <anim:par presentation:node-type="timing-root">
          <anim:par smil:begin="id55.begin">
            <anim:transitionFilter smil:dur="2s" smil:type="waterfallWipe" smil:subtype="horizontal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57" draw:master-page-name="Default" presentation:presentation-page-layout-name="AL1T32" xml:id="id56" draw:id="id56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Flipping tiles</text:span></text:p>
          </draw:text-box>
        </draw:frame>
        <anim:par presentation:node-type="timing-root">
          <anim:par smil:begin="id56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58" draw:master-page-name="Default" presentation:presentation-page-layout-name="AL1T32" xml:id="id57" draw:id="id57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Outside turning cube</text:span></text:p>
          </draw:text-box>
        </draw:frame>
        <anim:par presentation:node-type="timing-root">
          <anim:par smil:begin="id57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59" draw:master-page-name="Default" presentation:presentation-page-layout-name="AL1T32" xml:id="id58" draw:id="id58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Revolving circles</text:span></text:p>
          </draw:text-box>
        </draw:frame>
        <anim:par presentation:node-type="timing-root">
          <anim:par smil:begin="id58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60" draw:master-page-name="Default" presentation:presentation-page-layout-name="AL1T32" xml:id="id59" draw:id="id59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Turning helix</text:span></text:p>
          </draw:text-box>
        </draw:frame>
        <anim:par presentation:node-type="timing-root">
          <anim:par smil:begin="id59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61" draw:master-page-name="Default" presentation:presentation-page-layout-name="AL1T32" xml:id="id60" draw:id="id60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Inside turning cube</text:span></text:p>
          </draw:text-box>
        </draw:frame>
        <anim:par presentation:node-type="timing-root">
          <anim:par smil:begin="id60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62" draw:master-page-name="Default" presentation:presentation-page-layout-name="AL1T32" xml:id="id61" draw:id="id61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Fall</text:span></text:p>
          </draw:text-box>
        </draw:frame>
        <anim:par presentation:node-type="timing-root">
          <anim:par smil:begin="id61.begin">
            <anim:transitionFilter smil:dur="2s" smil:type="miscShape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63" draw:master-page-name="Default" presentation:presentation-page-layout-name="AL1T32" xml:id="id62" draw:id="id62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Turn around</text:span></text:p>
          </draw:text-box>
        </draw:frame>
        <anim:par presentation:node-type="timing-root">
          <anim:par smil:begin="id62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64" draw:master-page-name="Default" presentation:presentation-page-layout-name="AL1T32" xml:id="id63" draw:id="id63"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Iris</text:span></text:p>
          </draw:text-box>
        </draw:frame>
        <anim:par presentation:node-type="timing-root">
          <anim:par smil:begin="id63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65" draw:master-page-name="Default" presentation:presentation-page-layout-name="AL1T32" xml:id="id64" draw:id="id64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Turn down</text:span></text:p>
          </draw:text-box>
        </draw:frame>
        <anim:par presentation:node-type="timing-root">
          <anim:par smil:begin="id64.begin">
            <anim:transitionFilter smil:dur="2s" smil:type="miscShapeWipe" smil:subtype="top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66" draw:master-page-name="Default" presentation:presentation-page-layout-name="AL1T32" xml:id="id65" draw:id="id65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Rochade</text:span></text:p>
          </draw:text-box>
        </draw:frame>
        <anim:par presentation:node-type="timing-root">
          <anim:par smil:begin="id65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67" draw:master-page-name="Default" presentation:presentation-page-layout-name="AL1T32" xml:id="id66" draw:id="id66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Venetian Blinds 3d Vertical</text:span></text:p>
          </draw:text-box>
        </draw:frame>
        <anim:par presentation:node-type="timing-root">
          <anim:par smil:begin="id66.begin">
            <anim:transitionFilter smil:dur="2s" smil:type="miscShapeWipe" smil:subtype="bottom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68" draw:master-page-name="Default" presentation:presentation-page-layout-name="AL1T32" xml:id="id67" draw:id="id67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Venetian Blinds 3d Horizontal</text:span></text:p>
          </draw:text-box>
        </draw:frame>
        <anim:par presentation:node-type="timing-root">
          <anim:par smil:begin="id67.begin">
            <anim:transitionFilter smil:dur="2s" smil:type="miscShapeWipe" smil:subtype="topCente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69" draw:master-page-name="Default" presentation:presentation-page-layout-name="AL1T32" xml:id="id68" draw:id="id68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Static</text:span></text:p>
          </draw:text-box>
        </draw:frame>
        <anim:par presentation:node-type="timing-root">
          <anim:par smil:begin="id68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70" draw:master-page-name="Default" presentation:presentation-page-layout-name="AL1T32" xml:id="id69" draw:id="id69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Fine Dissolve</text:span></text:p>
          </draw:text-box>
        </draw:frame>
        <anim:par presentation:node-type="timing-root">
          <anim:par smil:begin="id69.begin">
            <anim:transitionFilter smil:dur="2s" smil:type="miscShapeWipe" smil:subtype="bottomCente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71" draw:master-page-name="Default" presentation:presentation-page-layout-name="AL1T32" xml:id="id70" draw:id="id70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Vortex</text:span></text:p>
          </draw:text-box>
        </draw:frame>
        <anim:par presentation:node-type="timing-root">
          <anim:par smil:begin="id70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72" draw:master-page-name="Default" presentation:presentation-page-layout-name="AL1T32" xml:id="id71" draw:id="id71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Ripple</text:p>
          </draw:text-box>
        </draw:frame>
        <anim:par presentation:node-type="timing-root">
          <anim:par smil:begin="id71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73" draw:master-page-name="Default" presentation:presentation-page-layout-name="AL1T32" xml:id="id72" draw:id="id72">
        <office:forms form:automatic-focus="false" form:apply-design-mode="false"/>
        <draw:frame presentation:style-name="pr1" draw:text-style-name="P2" draw:layer="layout" svg:width="25.191cm" svg:height="16.26cm" svg:x="1.398cm" svg:y="0.836cm" presentation:class="subtitle">
          <draw:text-box>
            <text:p text:style-name="P1"><text:span text:style-name="T1">Newsflash</text:span></text:p>
          </draw:text-box>
        </draw:frame>
        <anim:par presentation:node-type="timing-root">
          <anim:par smil:begin="id72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aecf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aecf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8cm" svg:y="0.836cm" presentation:class="title" presentation:placeholder="true">
        <draw:text-box/>
      </draw:frame>
      <draw:frame presentation:style-name="Default-outline1" draw:layer="backgroundobjects" svg:width="25.191cm" svg:height="12.182cm" svg:x="1.398cm" svg:y="4.914cm" presentation:class="outline" presentation:placeholder="true">
        <draw:text-box/>
      </draw:frame>
      <draw:frame presentation:style-name="Mpr1" draw:text-style-name="MP2" draw:layer="backgroundobjects" svg:width="6.521cm" svg:height="1.448cm" svg:x="1.398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1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10:19:11.174032624</meta:creation-date>
    <dc:date>2015-11-09T10:53:40.438025128</dc:date>
    <meta:editing-duration>PT56M4S</meta:editing-duration>
    <meta:editing-cycles>21</meta:editing-cycles>
    <meta:generator>LibreOfficeDev/5.1.0.0.alpha1$Linux_X86_64 LibreOffice_project/bab105b923175d3e7eab7ee0af950a6a267c1afa</meta:generator>
    <meta:document-statistic meta:object-count="237"/>
  </office:meta>
</office:document-meta>
</file>